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UNCIONARIOS" style:family="table">
      <style:table-properties style:width="16.501cm" table:align="margins"/>
    </style:style>
    <style:style style:name="FUNCIONARIOS.A" style:family="table-column">
      <style:table-column-properties style:column-width="16.501cm" style:rel-column-width="65535*"/>
    </style:style>
    <style:style style:name="FUNCIONARIO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46b45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paragraph-rsid="00946b45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officeooo:rsid="00946b45" officeooo:paragraph-rsid="00946b45" style:font-size-asian="10pt" style:font-size-complex="10pt"/>
    </style:style>
    <style:style style:name="P8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9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10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5pt" fo:font-weight="bold" officeooo:rsid="00178872" officeooo:paragraph-rsid="00946b45" style:font-size-asian="15pt" style:font-weight-asian="bold" style:font-name-complex="Times New Roman1" style:font-size-complex="15pt" style:font-weight-complex="bold"/>
    </style:style>
    <style:style style:name="P12" style:family="paragraph" style:parent-style-name="Footer">
      <style:text-properties fo:font-size="4pt" style:font-size-asian="3.5pt" style:font-size-complex="4pt"/>
    </style:style>
    <style:style style:name="P13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4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style:font-name="Times New Roman" officeooo:paragraph-rsid="00946b45" style:font-name-complex="Times New Roman1"/>
    </style:style>
    <style:style style:name="P15" style:family="paragraph" style:parent-style-name="Text_20_body">
      <style:text-properties style:font-name="Times New Roman" fo:font-size="2pt" officeooo:rsid="0069d0d4" style:font-size-asian="1.75pt" style:font-size-complex="2pt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7" style:family="paragraph" style:parent-style-name="Standard" style:list-style-name="L1" style:master-page-name="">
      <style:paragraph-properties fo:margin-left="1.9cm" fo:margin-right="0cm" fo:margin-top="0cm" fo:margin-bottom="0cm" style:contextual-spacing="false" fo:text-align="justify" style:justify-single-word="false" fo:text-indent="-0.6cm" style:auto-text-indent="false" style:page-number="auto" fo:background-color="transparent" style:shadow="none">
        <style:background-image/>
      </style:paragraph-properties>
      <style:text-properties fo:font-size="12pt" officeooo:paragraph-rsid="00afdd34" style:font-size-asian="12pt" style:font-size-complex="12pt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/>
      <style:text-properties officeooo:paragraph-rsid="00946b45"/>
    </style:style>
    <style:style style:name="T1" style:family="text">
      <style:text-properties officeooo:rsid="0018185d"/>
    </style:style>
    <style:style style:name="T2" style:family="text">
      <style:text-properties officeooo:rsid="00a895e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bb933" style:font-name-complex="Times New Roman1"/>
    </style:style>
    <style:style style:name="T6" style:family="text">
      <style:text-properties style:font-name="Times New Roman" officeooo:rsid="00178872" style:font-name-complex="Times New Roman1"/>
    </style:style>
    <style:style style:name="T7" style:family="text">
      <style:text-properties style:font-name="Times New Roman" officeooo:rsid="001a8997" style:font-name-complex="Times New Roman1"/>
    </style:style>
    <style:style style:name="T8" style:family="text">
      <style:text-properties style:font-name="Times New Roman" officeooo:rsid="0018ef10" style:font-name-complex="Times New Roman1"/>
    </style:style>
    <style:style style:name="T9" style:family="text">
      <style:text-properties style:font-name="Times New Roman" officeooo:rsid="009a2750" style:font-name-complex="Times New Roman1"/>
    </style:style>
    <style:style style:name="T10" style:family="text">
      <style:text-properties style:font-name="Times New Roman" officeooo:rsid="00aab3a0" style:font-name-complex="Times New Roman1"/>
    </style:style>
    <style:style style:name="T11" style:family="text">
      <style:text-properties style:font-name="Times New Roman" officeooo:rsid="00ac6da6" style:font-name-complex="Times New Roman1"/>
    </style:style>
    <style:style style:name="T12" style:family="text">
      <style:text-properties style:font-name="Times New Roman" officeooo:rsid="00b31c39" style:font-name-complex="Times New Roman1"/>
    </style:style>
    <style:style style:name="T13" style:family="text">
      <style:text-properties style:font-name="Times New Roman" fo:font-weight="bold" officeooo:rsid="001bb933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18ef10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9717f2" style:font-weight-asian="bold" style:font-name-complex="Times New Roman1" style:font-weight-complex="bold"/>
    </style:style>
    <style:style style:name="T16" style:family="text">
      <style:text-properties style:font-name="Times New Roman" fo:font-weight="bold" officeooo:rsid="009db354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18ef10" style:font-weight-asian="bold" style:font-weight-complex="bold"/>
    </style:style>
    <style:style style:name="T18" style:family="text">
      <style:text-properties style:font-name="Times New Roman" fo:font-weight="normal" officeooo:rsid="0018ef10" style:font-weight-asian="normal" style:font-name-complex="Times New Roman1" style:font-weight-complex="normal"/>
    </style:style>
    <style:style style:name="T19" style:family="text">
      <style:text-properties style:font-name="Times New Roman" fo:font-weight="normal" officeooo:rsid="0018ef10" style:font-weight-asian="normal" style:font-weight-complex="normal"/>
    </style:style>
    <style:style style:name="T20" style:family="text">
      <style:text-properties style:font-name="Times New Roman" officeooo:rsid="0018ef10"/>
    </style:style>
    <style:style style:name="T21" style:family="text">
      <style:text-properties officeooo:rsid="00ab59c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11">Q U A L I F I C A Ç Ã O <text:s text:c="3"/>F U N C I O N A L</text:p>
      <text:p text:style-name="P5"/>
      <text:p text:style-name="P5"/>
      <text:p text:style-name="P5"/>
      <text:p text:style-name="P5"/>
      <text:p text:style-name="P18"><text:span text:style-name="T6">Ao s</text:span><text:span text:style-name="T4">r. (a) Responsável pelo (a) </text:span><text:span text:style-name="T7">[DESTINODEPARTAMENTO]/</text:span><text:span text:style-name="T10">SEED</text:span></text:p>
      <text:p text:style-name="P5"/>
      <text:p text:style-name="P5"/>
      <text:p text:style-name="P5"/>
      <text:p text:style-name="P16"><text:span text:style-name="T8">Com cordiais cumprimentos, qualificamos o (a) servidor (a) </text:span><text:span text:style-name="T13">[NOME]</text:span><text:span text:style-name="T5">, </text:span><text:span text:style-name="T8">portador (a) do CPF nº </text:span><text:span text:style-name="T15">[CPF]</text:span><text:span text:style-name="T5">, </text:span><text:span text:style-name="T8">residente e domiciliad</text:span><text:span text:style-name="T9">o (</text:span><text:span text:style-name="T8">a</text:span><text:span text:style-name="T9">)</text:span><text:span text:style-name="T8"> na </text:span><text:span text:style-name="T14">[ENDERECO]</text:span><text:span text:style-name="T18">[TELEFONE], </text:span><text:span text:style-name="T8">ocupando o (s) seguinte (s) cargo (s):</text:span></text:p>
      <text:p text:style-name="P13"/>
      <table:table table:name="FUNCIONARIOS" table:style-name="FUNCIONARIOS">
        <table:table-column table:style-name="FUNCIONARIOS.A"/>
        <table:table-row>
          <table:table-cell table:style-name="FUNCIONARIOS.A1" office:value-type="string">
            <text:list xml:id="list8085926882399963159" text:style-name="L1">
              <text:list-item>
                <text:p text:style-name="P17"><text:span text:style-name="T16">[CARGO_E_MATRICULA]</text:span><text:span text:style-name="T18">[ADMISSÃO]</text:span><text:span text:style-name="T12">[QUADRO]</text:span><text:span text:style-name="T4">, </text:span><text:span text:style-name="T11">l</text:span><text:span text:style-name="T20">otado (a) no (a) </text:span><text:span text:style-name="T19">[ORGAO]</text:span><text:span text:style-name="T17">[LOTACAO]</text:span><text:span text:style-name="T20">.</text:span></text:p>
              </text:list-item>
            </text:list>
          </table:table-cell>
        </table:table-row>
      </table:table>
      <text:p text:style-name="P14"/>
      <text:p text:style-name="P5"/>
      <text:p text:style-name="P5"/>
      <text:p text:style-name="P6"><text:span text:style-name="T21">Macapá, </text:span><text:span text:style-name="T21"><text:date style:data-style-name="N76" text:date-value="2016-06-03T09:55:49.240642134" text:fixed="true">3 de junho de 2016</text:date></text:span><text:span text:style-name="T21">.</text:span></text:p>
      <text:p text:style-name="P5"/>
      <text:p text:style-name="P5"/>
      <text:p text:style-name="P5"/>
      <text:p text:style-name="P5">____________________________________</text:p>
      <text:p text:style-name="P7">Emilly Rodrigues Coelho da Silva</text:p>
      <text:p text:style-name="P7">Chefe da UCADA</text:p>
      <text:p text:style-name="P7">Decreto nº 0357/2015-GE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5.5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6.501cm" table:align="margins"/>
    </style:style>
    <style:style style:name="Tabela6.A" style:family="table-column">
      <style:table-column-properties style:column-width="4.122cm" style:rel-column-width="16374*"/>
    </style:style>
    <style:style style:name="Tabela6.B" style:family="table-column">
      <style:table-column-properties style:column-width="8.246cm" style:rel-column-width="32748*"/>
    </style:style>
    <style:style style:name="Tabela6.C" style:family="table-column">
      <style:table-column-properties style:column-width="4.133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MP5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text-properties fo:font-size="4pt" style:font-size-asian="3.5pt" style:font-size-complex="4pt"/>
    </style:style>
    <style:style style:name="MT1" style:family="text">
      <style:text-properties officeooo:rsid="0018185d"/>
    </style:style>
    <style:style style:name="MT2" style:family="text">
      <style:text-properties officeooo:rsid="00a895e1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1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5">Emitido por: <text:span text:style-name="MT1">[USER]</text:span>, em <text:date style:data-style-name="N37" text:date-value="2016-05-25T11:28:37.195600178" text:fixed="true">25/05/16</text:date> à<text:span text:style-name="MT2">s </text:span><text:span text:style-name="MT2"><text:time style:data-style-name="N41" text:time-value="2016-05-25T11:28:55.544128320" text:fixed="true">11:28:56</text:time></text:span></text:p>
            </table:table-cell>
            <table:table-cell table:style-name="Tabela6.A1" office:value-type="string">
              <text:p text:style-name="MP6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text:span text:style-name="MT3">Sistema de Gerenciamento Educacional – SIGED</text:span></text:p>
            </table:table-cell>
            <table:table-cell table:style-name="Tabela6.A1" office:value-type="string">
              <text:p text:style-name="MP7">Página <text:page-number style:num-format="1" text:select-page="current">1</text:page-number> de <text:page-count>1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6-03T11:18:05.963708696</dc:date>
    <meta:editing-duration>PT4H26M24S</meta:editing-duration>
    <meta:editing-cycles>147</meta:editing-cycles>
    <meta:generator>LibreOffice/4.2.8.2$Linux_X86_64 LibreOffice_project/420m0$Build-2</meta:generator>
    <meta:document-statistic meta:table-count="3" meta:image-count="2" meta:object-count="0" meta:page-count="1" meta:paragraph-count="12" meta:word-count="97" meta:character-count="599" meta:non-whitespace-character-count="511"/>
  </office:meta>
</office:document-meta>
</file>